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text-properties officeooo:rsid="000386c2" officeooo:paragraph-rsid="001abc37"/>
    </style:style>
    <style:style style:name="P2" style:family="paragraph" style:parent-style-name="Standard">
      <style:text-properties officeooo:paragraph-rsid="001d71d3"/>
    </style:style>
    <style:style style:name="P3" style:family="paragraph">
      <style:paragraph-properties fo:text-align="center"/>
    </style:style>
    <style:style style:name="T1" style:family="text">
      <style:text-properties officeooo:rsid="000386c2"/>
    </style:style>
    <style:style style:name="T2" style:family="text">
      <style:text-properties officeooo:rsid="001c0969"/>
    </style:style>
    <style:style style:name="T3" style:family="text">
      <style:text-properties officeooo:rsid="00256e08"/>
    </style:style>
    <style:style style:name="T4" style:family="text">
      <style:text-properties officeooo:rsid="001abc37"/>
    </style:style>
    <style:style style:name="T5" style:family="text">
      <style:text-properties officeooo:rsid="001d71d3"/>
    </style:style>
    <style:style style:name="gr1" style:family="graphic">
      <style:graphic-properties draw:stroke="dash" draw:stroke-dash="Dashed_20__28_var_29__20_4" svg:stroke-width="0.51pt" svg:stroke-color="#000000" svg:stroke-opacity="75%" draw:stroke-linejoin="miter" draw:fill-color="#00cc00" draw:opacity="50%" draw:textarea-horizontal-align="center" draw:textarea-vertical-align="middle" fo:padding-top="0.26pt" fo:padding-bottom="0.26pt" fo:padding-left="0.26pt" fo:padding-right="0.26pt" draw:shadow="visible" draw:shadow-offset-x="0pt" draw:shadow-offset-y="0pt"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draw:stroke-dash="Dashed_20__28_var_29__20_5" svg:stroke-width="0.51pt" svg:stroke-color="#000000" svg:stroke-opacity="75%" draw:stroke-linejoin="round" svg:stroke-linecap="butt" draw:textarea-horizontal-align="center" draw:textarea-vertical-align="middle" fo:padding-top="0.26pt" fo:padding-bottom="0.26pt" fo:padding-left="0.26pt" fo:padding-right="0.26pt"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path text:anchor-type="page" text:anchor-page-number="0" draw:z-index="0" draw:name="turtle" draw:style-name="gr1" draw:text-style-name="P3" svg:width="59.98pt" svg:height="59.98pt" svg:x="267.39pt" svg:y="390.64pt"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olygon text:anchor-type="page" text:anchor-page-number="0" draw:z-index="1" draw:name="actual" draw:style-name="gr2" draw:text-style-name="P3" svg:width="39.97pt" svg:height="19.98pt" svg:x="277.4pt" svg:y="410.66pt" svg:viewBox="0 0 1411 706" draw:points="706,0 1411,0 1411,706 0,706 0,0">
        <text:p/>
      </draw:polygon>
      <text:p text:style-name="Standard">CLEARSCREEN</text:p>
      <text:p text:style-name="Standard">HOME</text:p>
      <text:p text:style-name="Standard">SHOWTURTLE</text:p>
      <text:p text:style-name="Standard"/>
      <text:p text:style-name="Standard"/>
      <text:p text:style-name="Standard">TO <text:span text:style-name="T5">RETTANGOLO</text:span> <text:span text:style-name="T5">A B</text:span></text:p>
      <text:p text:style-name="Standard"><text:tab/>ANGOLO = <text:span text:style-name="T1">90<text:tab/><text:tab/>; angoli interni quadrato</text:span></text:p>
      <text:p text:style-name="Standard"/>
      <text:p text:style-name="Standard"><text:tab/><text:span text:style-name="T1">PENUP<text:tab/><text:tab/><text:tab/>; alzo la penna</text:span></text:p>
      <text:p text:style-name="Standard"><text:tab/><text:span text:style-name="T1">FORWARD B/2<text:tab/><text:tab/>; mi dirigo su lato che ho di fronte</text:span></text:p>
      <text:p text:style-name="Standard"><text:tab/><text:tab/><text:tab/><text:tab/><text:tab/>; <text:span text:style-name="T1">così mi ritrovo a metà del lato di fronte</text:span></text:p>
      <text:p text:style-name="Standard"><text:tab/><text:span text:style-name="T1">RIGHT ANGOLO</text:span><text:tab/><text:tab/>; <text:span text:style-name="T1">giro a destra</text:span></text:p>
      <text:p text:style-name="Standard"><text:tab/><text:span text:style-name="T1">PENDOWN</text:span><text:tab/><text:tab/><text:tab/>; <text:span text:style-name="T1">abbasso la penna</text:span> </text:p>
      <text:p text:style-name="Standard"><text:tab/>FORWARD <text:span text:style-name="T5">A</text:span>/<text:span text:style-name="T1">2<text:tab/><text:tab/>; disegno mezzo del primo lato </text:span></text:p>
      <text:p text:style-name="Standard"><text:tab/><text:span text:style-name="T1">RIGHT</text:span> ANGOLO<text:span text:style-name="T2"><text:tab/><text:tab/>; giro a destra</text:span></text:p>
      <text:p text:style-name="Standard"><text:tab/>FORWARD <text:span text:style-name="T5">B</text:span><text:tab/><text:tab/>; <text:span text:style-name="T1">disegno il secondo lato</text:span></text:p>
      <text:p text:style-name="Standard"><text:tab/><text:span text:style-name="T1">RIGHT</text:span> ANGOLO<text:tab/><text:tab/>; <text:span text:style-name="T1">giro a destra</text:span></text:p>
      <text:p text:style-name="Standard"><text:tab/>FORWARD <text:span text:style-name="T5">A</text:span><text:tab/><text:tab/>; <text:span text:style-name="T1">disegno il terzo lato</text:span></text:p>
      <text:p text:style-name="Standard"><text:tab/><text:span text:style-name="T1">RIGHT</text:span> ANGOLO<text:tab/><text:tab/>; <text:span text:style-name="T1">giro a destra</text:span></text:p>
      <text:p text:style-name="Standard"><text:tab/>FORWARD <text:span text:style-name="T5">B</text:span><text:tab/><text:tab/>; <text:span text:style-name="T1">disegno il quarto lato</text:span></text:p>
      <text:p text:style-name="Standard"><text:tab/><text:span text:style-name="T1">RIGHT ANGOLO<text:tab/><text:tab/>; giro a destra</text:span></text:p>
      <text:p text:style-name="Standard"><text:tab/><text:span text:style-name="T4">FORWARD A/2<text:tab/><text:tab/>; disegno la metà rimanente del quarto lato</text:span></text:p>
      <text:p text:style-name="P1"><text:tab/>RIGHT ANGOLO<text:tab/><text:tab/>; giro a destra (per tornare nel centro del quadrato)</text:p>
      <text:p text:style-name="Standard"><text:tab/><text:span text:style-name="T1">PENUP<text:tab/><text:tab/><text:tab/>; alzo la penna</text:span></text:p>
      <text:p text:style-name="Standard"><text:tab/><text:span text:style-name="T1">FORWARD B/2<text:tab/><text:tab/>; torno nel centro del quadrato</text:span></text:p>
      <text:p text:style-name="Standard"><text:tab/><text:span text:style-name="T1">LEFT ANGOLO*2<text:tab/><text:tab/>; mi rigiro nella direzione in cui mi trovavo inzialmente</text:span></text:p>
      <text:p text:style-name="Standard">END</text:p>
      <text:p text:style-name="Standard"/>
      <text:p text:style-name="P2"><text:span text:style-name="T5">RETTANGOLO 40 20</text:span></text:p>
      <text:p text:style-name="P2"/>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styles>
    <draw:stroke-dash draw:name="Dashed_20__28_var_29__20_4" draw:display-name="Dashed (var) 4" draw:style="rect" draw:dots2="1" draw:dots2-length="0.57pt" draw:distance="0.57pt"/>
    <draw:stroke-dash draw:name="Dashed_20__28_var_29__20_5" draw:display-name="Dashed (var) 5" draw:style="rect" draw:dots1="1" draw:distance="0pt"/>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F-titolo" style:family="paragraph">
      <style:text-properties fo:color="#000000" style:font-name="Times New Roman1" fo:font-family="'Times New Roman'" style:font-family-generic="roman" style:font-pitch="variable" fo:font-size="18pt" fo:language="it" fo:country="IT" fo:background-color="#ffffff" style:font-name-asian="Droid Sans Fallback" style:font-family-asian="'Droid Sans Fallback'" style:font-family-generic-asian="system" style:font-pitch-asian="variable" style:font-size-asian="18pt" style:language-asian="zh" style:country-asian="CN" style:font-name-complex="Times New Roman2" style:font-family-complex="'Times New Roman'" style:font-family-generic-complex="system" style:font-pitch-complex="variable" style:font-size-complex="10pt" style:language-complex="hi" style:country-complex="IN"/>
    </style:style>
    <style:style style:name="Quotations" style:family="paragraph" style:parent-style-name="Standard" style:class="html">
      <style:paragraph-properties fo:margin-left="28.35pt" fo:margin-right="28.35pt" fo:margin-top="0pt" fo:margin-bottom="14.14pt" style:contextual-spacing="false" fo:text-indent="0pt"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3pt" fo:margin-bottom="6.01pt"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11.99pt" fo:margin-bottom="6.01pt"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10.01pt" fo:margin-bottom="6.01pt"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7pt" fo:margin-bottom="6.01pt"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5T16:03:19.286534646</meta:creation-date>
    <dc:date>2016-08-15T20:28:48.381579591</dc:date>
    <meta:editing-duration>P0D</meta:editing-duration>
    <meta:editing-cycles>4</meta:editing-cycles>
    <meta:generator>LibreOffice/4.2.8.2$Linux_x86 LibreOffice_project/420m0$Build-2</meta:generator>
    <meta:document-statistic meta:table-count="0" meta:image-count="0" meta:object-count="0" meta:page-count="1" meta:paragraph-count="25" meta:word-count="155" meta:character-count="822" meta:non-whitespace-character-count="646"/>
  </office:meta>
</office:document-meta>
</file>